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Tahoma, Helvetica, FreeSans, sans-serif"/>
    <style:font-face style:name="Verdana" svg:font-family="Verdana, Geneva, Tahom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2pt" style:font-size-asian="12pt" style:font-size-complex="12pt"/>
    </style:style>
    <style:style style:name="P2" style:family="paragraph" style:parent-style-name="Standard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Liberation Sans" fo:font-size="12pt" style:font-size-asian="12pt" style:font-size-complex="12pt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Liberation Sans" fo:font-size="12pt" officeooo:rsid="000c5249" officeooo:paragraph-rsid="000c5249" style:font-size-asian="12pt" style:font-size-complex="12pt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Liberation Sans" fo:font-size="12pt" officeooo:rsid="00100385" officeooo:paragraph-rsid="00100385" style:font-size-asian="12pt" style:font-size-complex="12pt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Liberation Sans" fo:font-size="12pt" officeooo:rsid="00171bd5" officeooo:paragraph-rsid="00171bd5" style:font-size-asian="12pt" style:font-size-complex="12pt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Liberation Sans" fo:font-size="12pt" officeooo:paragraph-rsid="00171bd5"/>
    </style:style>
    <style:style style:name="P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22222" style:font-name="Liberation Sans" fo:font-size="12pt" fo:letter-spacing="normal" fo:font-style="normal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22222" style:font-name="Liberation Sans" fo:font-size="12pt" fo:letter-spacing="normal" fo:font-style="normal" fo:font-weight="normal" style:font-size-asian="12pt" style:font-size-complex="12pt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1.25pt" fo:letter-spacing="normal" fo:font-style="normal" fo:font-weight="normal" officeooo:rsid="00100385" officeooo:paragraph-rsid="00171bd5" style:font-size-asian="12pt" style:font-size-complex="12pt"/>
    </style:style>
    <style:style style:name="T1" style:family="text">
      <style:text-properties fo:font-variant="normal" fo:text-transform="none" fo:color="#222222" fo:letter-spacing="normal" fo:font-style="normal" fo:font-weight="normal"/>
    </style:style>
    <style:style style:name="T2" style:family="text">
      <style:text-properties fo:font-variant="normal" fo:text-transform="none" fo:color="#222222" fo:letter-spacing="normal" fo:font-style="normal" fo:font-weight="normal" officeooo:rsid="0011b884"/>
    </style:style>
    <style:style style:name="T3" style:family="text">
      <style:text-properties fo:font-variant="normal" fo:text-transform="none" fo:color="#222222" style:font-name="Liberation Sans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222222" style:font-name="Liberation Sans" fo:font-size="12pt" fo:letter-spacing="normal" fo:font-style="normal" fo:font-weight="normal" officeooo:rsid="0011b884" style:font-size-asian="12pt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font-name="Liberation Sans" fo:font-size="12pt" fo:letter-spacing="normal" fo:font-style="normal" style:text-underline-style="none" fo:font-weight="normal" style:text-blinking="false" style:font-size-asian="12pt" style:font-size-complex="12pt"/>
    </style:style>
    <style:style style:name="T6" style:family="text">
      <style:text-properties fo:font-variant="normal" fo:text-transform="none" fo:color="#000000" style:font-name="Verdana" fo:font-size="11.25pt" fo:letter-spacing="normal" fo:font-style="normal" fo:font-weight="normal" officeooo:rsid="00100385"/>
    </style:style>
    <style:style style:name="T7" style:family="text">
      <style:text-properties fo:font-variant="normal" fo:text-transform="none" fo:color="#000000" style:font-name="Verdana" fo:font-size="11.25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000000" style:font-name="Verdana" fo:font-size="11.25pt" fo:letter-spacing="normal" fo:font-style="normal" fo:font-weight="normal" officeooo:rsid="00100385" style:font-size-asian="12pt" style:font-size-complex="12pt"/>
    </style:style>
    <style:style style:name="T9" style:family="text">
      <style:text-properties fo:font-variant="normal" fo:text-transform="none" fo:color="#000000" style:font-name="Verdana" fo:font-size="11.25pt" fo:letter-spacing="normal" fo:font-style="normal" fo:font-weight="normal" officeooo:rsid="00171bd5" style:font-size-asian="12pt" style:font-size-complex="12pt"/>
    </style:style>
    <style:style style:name="T10" style:family="text">
      <style:text-properties officeooo:rsid="000c5249"/>
    </style:style>
    <style:style style:name="T11" style:family="text">
      <style:text-properties officeooo:rsid="000c99d5"/>
    </style:style>
    <style:style style:name="T12" style:family="text">
      <style:text-properties officeooo:rsid="00100385"/>
    </style:style>
    <style:style style:name="T13" style:family="text">
      <style:text-properties officeooo:rsid="0011b884"/>
    </style:style>
  </office:automatic-styles>
  <office:body>
    <office:text text:use-soft-page-breaks="true">
      <office:forms form:automatic-focus="false" form:apply-design-mode="false">
        <form:form form:name="quizform" form:apply-filter="true" form:method="post" form:control-implementation="ooo:com.sun.star.form.component.Form" office:target-frame="" xlink:href="https://www.w3schools.com/quiztest/quiztest.asp?qtest=Bootstra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2">1</text:span>. Glyphicons used for</text:p>
      <text:p text:style-name="P1">a. using different icons like badge</text:p>
      <text:p text:style-name="P1">b. using slideshow</text:p>
      <text:p text:style-name="P1">c. using animation</text:p>
      <text:p text:style-name="P1">d. using favicon</text:p>
      <text:p text:style-name="P1">Ans: A</text:p>
      <text:p text:style-name="P1"/>
      <text:p text:style-name="P1"><text:span text:style-name="T12">2. </text:span><text:s/>Which of the following bootstrap style can be used to to get different size items of .pagination?</text:p>
      <text:p text:style-name="P1">A. .lg, .sm</text:p>
      <text:p text:style-name="P1">B. .pagination-lg, .pagination-sm</text:p>
      <text:p text:style-name="P1">C. .menu-lg, .menu-sm</text:p>
      <text:p text:style-name="P1">D. None of the above.</text:p>
      <text:p text:style-name="P1">Ans: B</text:p>
      <text:p text:style-name="P2"/>
      <text:p text:style-name="P9">3. Which of the following is correct about Bootstrap jumbotron?</text:p>
      <text:p text:style-name="P9">A. This component can optionally increase the size of headings and add a lot of margin for landing page content.</text:p>
      <text:p text:style-name="P9">B. To use the Jumbotron: Create a container &lt;div&gt; with the class of .jumbotron.</text:p>
      <text:p text:style-name="P9">C. Both of the above.</text:p>
      <text:p text:style-name="P9">D. None of the above.</text:p>
      <text:p text:style-name="P9">Ans: C</text:p>
      <text:p text:style-name="P10"/>
      <text:p text:style-name="P4"><text:span text:style-name="T2">4</text:span><text:span text:style-name="T1">. In Bootstrap Small devices are defined as having a screen width from</text:span></text:p>
      <text:p text:style-name="P10">a. 512 pixels to 1024 pixels</text:p>
      <text:p text:style-name="P10">b. 256 pixels to 1024 pixels</text:p>
      <text:p text:style-name="P10">c. 700 pixels to 900 pixels</text:p>
      <text:p text:style-name="P10">d. 768 pixels to 991 pixels</text:p>
      <text:p text:style-name="P10">Ans: D</text:p>
      <text:p text:style-name="P10"/>
      <text:p text:style-name="P3"><text:span text:style-name="T4">5.</text:span><text:span text:style-name="T3"> Which of the following is correct about </text:span><text:a xlink:type="simple" xlink:href="http://bootstrapinterviewquestions.blogspot.com/2017/01/100-top-bootstrap-multiple-choice.html" office:target-frame-name="_blank" xlink:show="new" text:style-name="Internet_20_link" text:visited-style-name="Visited_20_Internet_20_Link"><text:span text:style-name="T5">bootstrap</text:span></text:a><text:span text:style-name="T3"> media objects?<text:line-break/>A. These are abstract object styles for building various types of components (like blog comments, Tweets, etc.) that feature a left-aligned or right-aligned image alongside the textual content.<text:line-break/>B. The goal of the media object is to make the code for developing these blocks of information drastically shorter.<text:line-break/>C. Both of the above.<text:line-break/>D. None of the above.<text:line-break/>Ans: C</text:span></text:p>
      <text:p text:style-name="P10"/>
      <text:p text:style-name="P4"><text:span text:style-name="T2">6</text:span><text:span text:style-name="T1">. Which of the following class makes round corner image for automatically adjust to fit the size of the screen?</text:span></text:p>
      <text:p text:style-name="P10">a. .img-res-image</text:p>
      <text:p text:style-name="P10">b. .img-responsive-image</text:p>
      <text:p text:style-name="P10">c. .img-responsive</text:p>
      <text:p text:style-name="P10">d. .img-res</text:p>
      <text:p text:style-name="P10">Ans: C</text:p>
      <text:p text:style-name="P10"/>
      <text:p text:style-name="P4"><text:span text:style-name="T13">7</text:span>. A standard navigation tab is created with:</text:p>
      <text:p text:style-name="P4">a) <text:s/>&lt;ul class=”navigation-tabs”&gt;</text:p>
      <text:p text:style-name="P4">b) <text:s/>&lt;ul class=”nav tabs”&gt;</text:p>
      <text:p text:style-name="P4">c) <text:s/>&lt;ul class=”navnav-tabs”&gt;</text:p>
      <text:p text:style-name="P4"><text:soft-page-break/>d) <text:s/>&lt;ul class=”navnav-navbar”&gt;</text:p>
      <text:p text:style-name="P4">Ans: B</text:p>
      <text:p text:style-name="P4"/>
      <text:p text:style-name="P4">14. Which class is used to create a black navigation bar?</text:p>
      <text:p text:style-name="P4">a. <text:s/>.navbar-default</text:p>
      <text:p text:style-name="P4">b. <text:s/>.navbar-black</text:p>
      <text:p text:style-name="P4">c. <text:s/>.navbar-dark</text:p>
      <text:p text:style-name="P4">d. <text:s/>.navbar-inverse</text:p>
      <text:p text:style-name="P4">Ans: D</text:p>
      <text:p text:style-name="P4"/>
      <text:p text:style-name="P4"><text:span text:style-name="T13">8</text:span>. Which plugin is used to create a tooltip?</text:p>
      <text:p text:style-name="P4">a. <text:s/>popup</text:p>
      <text:p text:style-name="P4">b. <text:s/>tooltip</text:p>
      <text:p text:style-name="P4">c. <text:s/>modal</text:p>
      <text:p text:style-name="P4">d. <text:s/>dialog Box</text:p>
      <text:p text:style-name="P4">Ans: B</text:p>
      <text:p text:style-name="P4"/>
      <text:p text:style-name="P4"><text:span text:style-name="T13">9</text:span>. Ques. Bootstrap’s grid system allows up to</text:p>
      <text:p text:style-name="P4">a. 6 columns across the page</text:p>
      <text:p text:style-name="P4">b. 12 columns across the page</text:p>
      <text:p text:style-name="P4">c. <text:s/>columns across the page</text:p>
      <text:p text:style-name="P4">d. columns across the page</text:p>
      <text:p text:style-name="P4">Ans: B</text:p>
      <text:p text:style-name="P4"/>
      <text:p text:style-name="P4"><text:span text:style-name="T13">10</text:span>. Which one is the bootstrap JS CDN url</text:p>
      <text:p text:style-name="P4">a. &lt;script src=”http://maxcdn.bootstrapcdn.com/bootstrap/3.2.0/js/bootstrap.min.js”&amp;gt;</text:p>
      <text:p text:style-name="P4">b. &lt;script src=”http://cdn.bootstrapcdn.com/bootstrap/3.2.0/js/bootstrap.min.js”&amp;gt;</text:p>
      <text:p text:style-name="P4">c. &lt;script src=”http://maxcdn.bootstrap.com/bootstrap/3.2.0/js/bootstrap.min.js”&amp;gt;</text:p>
      <text:p text:style-name="P4">d. &lt;script src=”http://max.bootstrapcdn.com/bootstrap/3.2.0/js/bootstrap.min.js”&amp;gt;</text:p>
      <text:p text:style-name="P4">Ans: A</text:p>
      <text:p text:style-name="P4"/>
      <text:p text:style-name="P4"><text:span text:style-name="T13">11</text:span>. Bootstrap is developed by</text:p>
      <text:p text:style-name="P4">a. James Gosling</text:p>
      <text:p text:style-name="P4">b. Mark Jukervich</text:p>
      <text:p text:style-name="P4">c. Mark Otto and Jacob Thornton</text:p>
      <text:p text:style-name="P4">d. None of them</text:p>
      <text:p text:style-name="P4">Ans: C</text:p>
      <text:p text:style-name="P4"/>
      <text:p text:style-name="P4"><text:span text:style-name="T13">12</text:span>. In &lt;meta name=”viewport” content=”width=device-width, initial-scale=1″&gt;the width=device-width part sets</text:p>
      <text:p text:style-name="P4">a. To view in Desktop only</text:p>
      <text:p text:style-name="P4">b. The width of the page to follow the screen-width of the device (which will vary depending on the device)</text:p>
      <text:p text:style-name="P4">c. To view for Mobile only</text:p>
      <text:p text:style-name="P4">d. None of these</text:p>
      <text:p text:style-name="P4">Ans: B</text:p>
      <text:p text:style-name="P4"/>
      <text:p text:style-name="P4"><text:span text:style-name="T13">13</text:span>. The bootstrap class xs means for</text:p>
      <text:p text:style-name="P4">a. phones</text:p>
      <text:p text:style-name="P4">b. tablets</text:p>
      <text:p text:style-name="P4">c. desktop</text:p>
      <text:p text:style-name="P4">d. larger desktops</text:p>
      <text:p text:style-name="P4"><text:soft-page-break/>Ans: A</text:p>
      <text:p text:style-name="P4"/>
      <text:p text:style-name="P4"><text:span text:style-name="T13">14</text:span>. What is aspect ratio?</text:p>
      <text:p text:style-name="P4">a. The aspect ratio of an image describes the proportional relationship between its height and its width.</text:p>
      <text:p text:style-name="P4">b. The aspect ratio of an image describes the proportional relationship between its width and its height.</text:p>
      <text:p text:style-name="P4">c. Its height</text:p>
      <text:p text:style-name="P4">d. Its width</text:p>
      <text:p text:style-name="P4">Ans: B</text:p>
      <text:p text:style-name="P4"/>
      <text:p text:style-name="P4"><text:span text:style-name="T13">15</text:span>. Which class provides a responsive fixed width container?</text:p>
      <text:p text:style-name="P4"/>
      <text:p text:style-name="P4"><text:s/><text:span text:style-name="T10">a. </text:span>.container-fixed</text:p>
      <text:p text:style-name="P4"><text:s/><text:span text:style-name="T10">b. </text:span>.container</text:p>
      <text:p text:style-name="P4"><text:span text:style-name="T10">c. </text:span>.container-fluid</text:p>
      <text:p text:style-name="P5">d. container-layout</text:p>
      <text:p text:style-name="P5">Ans. B</text:p>
      <text:p text:style-name="P5"/>
      <text:p text:style-name="P5"><text:span text:style-name="T13">16</text:span>. Which class adds zebra-stripes to a table?</text:p>
      <text:p text:style-name="P5"/>
      <text:p text:style-name="P5"><text:s/>a. .table-bordered</text:p>
      <text:p text:style-name="P5"><text:s/>b. .table-zebra</text:p>
      <text:p text:style-name="P5"><text:s/>c. .even and .odd</text:p>
      <text:p text:style-name="P5">d. .table-striped</text:p>
      <text:p text:style-name="P5">Ans. D</text:p>
      <text:p text:style-name="P5"/>
      <text:p text:style-name="P5"><text:span text:style-name="T13">17</text:span>. How can you insert a search icon?</text:p>
      <text:p text:style-name="P5"/>
      <text:p text:style-name="P5"><text:s/><text:span text:style-name="T11">a. </text:span>&lt;span class="glyphicon glyphicon-search"&gt;&lt;/span&gt;</text:p>
      <text:p text:style-name="P5"><text:s/><text:span text:style-name="T11">b. </text:span>&lt;span class="glyphicon search"&gt;&lt;/span&gt;</text:p>
      <text:p text:style-name="P5"><text:s/><text:span text:style-name="T11">c. </text:span>&lt;span class="glyph glyph-search"&gt;&lt;/span&gt;</text:p>
      <text:p text:style-name="P5"><text:span text:style-name="T11">d. </text:span>&lt;span class="glyphicon-search"&gt;&lt;/span&gt;</text:p>
      <text:p text:style-name="P6">Ans. A</text:p>
      <text:p text:style-name="P6"/>
      <text:p text:style-name="P6"><text:span text:style-name="T13">18</text:span>. What are the types of layout available in Bootstrap?</text:p>
      <text:p text:style-name="P6">a. 2</text:p>
      <text:p text:style-name="P6">b. 1</text:p>
      <text:p text:style-name="P6">c. 3</text:p>
      <text:p text:style-name="P6">d. None of these</text:p>
      <text:p text:style-name="P6">Ans. A</text:p>
      <text:p text:style-name="P6"/>
      <text:p text:style-name="P6"/>
      <text:p text:style-name="P7">1. <text:span text:style-name="T6">What is Twitter Bootstrap?</text:span></text:p>
      <text:p text:style-name="P8"><text:span text:style-name="T8">2. </text:span><text:span text:style-name="T6">Why use Bootstrap?</text:span></text:p>
      <text:p text:style-name="P11">3. What does Bootstrap package includes?</text:p>
      <text:p text:style-name="P11">4. What is Bootstrap Grid System?</text:p>
      <text:p text:style-name="P11">5. What is Normalize in Bootstrap?</text:p>
      <text:p text:style-name="P11">6. What is a Modal Plugin?</text:p>
      <text:p text:style-name="P11">7. What is bootstrap navbar</text:p>
      <text:p text:style-name="P11">8. How to create a navbar in bootstrap</text:p>
      <text:p text:style-name="P11">9. What is bootstrap breadcrumb</text:p>
      <text:p text:style-name="P8"><text:span text:style-name="T8">1</text:span><text:span text:style-name="T9">0. </text:span><text:span text:style-name="T7">What is Bootstrap Jumbotron</text:span></text:p>
      <text:p text:style-name="P8"><text:soft-page-break/><text:span text:style-name="T9">11. </text:span><text:span text:style-name="T7">How will you create a bootstrap alert?</text:span></text:p>
      <text:p text:style-name="P8"><text:span text:style-name="T9">12. </text:span><text:span text:style-name="T7">What is the purpose of .media class in bootstrap?</text:span></text:p>
      <text:p text:style-name="P8"><text:span text:style-name="T9">13. </text:span><text:span text:style-name="T7">What is Scrollspy plug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Tahoma, Helvetica, FreeSans, sans-serif"/>
    <style:font-face style:name="Verdana" svg:font-family="Verdana, Geneva, Tahom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23:30:49.151678339</meta:creation-date>
    <dc:date>2019-01-12T00:20:26.703930482</dc:date>
    <meta:editing-duration>PT29M1S</meta:editing-duration>
    <meta:editing-cycles>4</meta:editing-cycles>
    <meta:generator>LibreOffice/6.1.3.2$Linux_X86_64 LibreOffice_project/10$Build-2</meta:generator>
    <meta:document-statistic meta:table-count="0" meta:image-count="0" meta:object-count="0" meta:page-count="4" meta:paragraph-count="122" meta:word-count="670" meta:character-count="4115" meta:non-whitespace-character-count="3545"/>
  </office:meta>
</office:document-meta>
</file>